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officeooo:paragraph-rsid="002d1ccd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officeooo:paragraph-rsid="002e2e33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officeooo:paragraph-rsid="002f5cb1"/>
    </style:style>
    <style:style style:name="P7" style:family="paragraph" style:parent-style-name="Text_20_body">
      <style:paragraph-properties fo:margin-top="0cm" fo:margin-bottom="0.247cm" style:contextual-spacing="false" fo:line-height="115%"/>
      <style:text-properties officeooo:paragraph-rsid="0030646a"/>
    </style:style>
    <style:style style:name="P8" style:family="paragraph" style:parent-style-name="Text_20_body">
      <style:paragraph-properties fo:margin-top="0cm" fo:margin-bottom="0.247cm" style:contextual-spacing="false" fo:line-height="115%"/>
      <style:text-properties officeooo:paragraph-rsid="00366488"/>
    </style:style>
    <style:style style:name="P9" style:family="paragraph" style:parent-style-name="Text_20_body">
      <style:paragraph-properties fo:margin-top="0cm" fo:margin-bottom="0.247cm" style:contextual-spacing="false" fo:line-height="115%"/>
      <style:text-properties officeooo:paragraph-rsid="00384a98"/>
    </style:style>
    <style:style style:name="P10" style:family="paragraph" style:parent-style-name="Text_20_body">
      <style:paragraph-properties fo:margin-top="0cm" fo:margin-bottom="0.247cm" style:contextual-spacing="false" fo:line-height="115%"/>
      <style:text-properties officeooo:paragraph-rsid="0039d303"/>
    </style:style>
    <style:style style:name="T1" style:family="text">
      <style:text-properties style:use-window-font-color="true" loext:opacity="0%" fo:font-family="'Lucida Console'" style:font-family-generic="roman" style:font-pitch="variable" fo:font-size="9pt" officeooo:rsid="0017c621" style:font-size-asian="9pt"/>
    </style:style>
    <style:style style:name="T2" style:family="text">
      <style:text-properties style:use-window-font-color="true" loext:opacity="0%" fo:font-family="'Lucida Console'" style:font-family-generic="roman" style:font-pitch="variable" fo:font-size="9pt" officeooo:rsid="0028e9e1" style:font-size-asian="9pt"/>
    </style:style>
    <style:style style:name="T3" style:family="text">
      <style:text-properties style:use-window-font-color="true" loext:opacity="0%" fo:font-family="'Lucida Console'" style:font-family-generic="roman" style:font-pitch="variable" fo:font-size="9pt" officeooo:rsid="002a12ac" style:font-size-asian="9pt"/>
    </style:style>
    <style:style style:name="T4" style:family="text">
      <style:text-properties style:use-window-font-color="true" loext:opacity="0%" fo:font-family="'Lucida Console'" style:font-family-generic="roman" style:font-pitch="variable" fo:font-size="9pt" officeooo:rsid="002d1ccd" style:font-size-asian="9pt"/>
    </style:style>
    <style:style style:name="T5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17c621" style:font-size-asian="9pt"/>
    </style:style>
    <style:style style:name="T6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17c621" style:font-size-asian="9pt"/>
    </style:style>
    <style:style style:name="T7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17c621" style:font-size-asian="9pt"/>
    </style:style>
    <style:style style:name="T8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17c621" style:font-size-asian="9pt"/>
    </style:style>
    <style:style style:name="T9" style:family="text">
      <style:text-properties fo:font-variant="normal" fo:text-transform="none" fo:color="#071f32" loext:opacity="100%" style:text-position="super 58%" fo:font-family="Montserrat, sans-serif" fo:font-size="11.25pt" fo:letter-spacing="normal" fo:font-style="normal" fo:font-weight="bold" officeooo:rsid="0017c621" style:font-size-asian="9pt"/>
    </style:style>
    <style:style style:name="T10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2e2e33" style:font-size-asian="9pt"/>
    </style:style>
    <style:style style:name="T11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2e2e33" style:font-size-asian="9pt"/>
    </style:style>
    <style:style style:name="T12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2e2e33" style:font-size-asian="9pt"/>
    </style:style>
    <style:style style:name="T13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0646a" style:font-size-asian="9pt"/>
    </style:style>
    <style:style style:name="T14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66488" style:font-size-asian="9pt"/>
    </style:style>
    <style:style style:name="T15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9d303" style:font-size-asian="9pt"/>
    </style:style>
    <style:style style:name="T16" style:family="text">
      <style:text-properties fo:font-variant="normal" fo:text-transform="none" fo:color="#233566" loext:opacity="100%" fo:font-family="apple-system, BlinkMacSystemFont, 'Segoe UI', Roboto, Inter, Helvetica, Arial, sans-serif" fo:font-size="12pt" fo:letter-spacing="normal" fo:font-style="normal" style:text-underline-style="none" fo:font-weight="normal" officeooo:rsid="00366488" style:font-size-asian="9pt" loext:padding="0cm" loext:border="none"/>
    </style:style>
    <style:style style:name="T17" style:family="text">
      <style:text-properties fo:font-variant="normal" fo:text-transform="none" fo:color="#7a7a7a" loext:opacity="100%" fo:font-family="Roboto, sans-serif" fo:font-size="10.5pt" fo:letter-spacing="normal" fo:font-style="normal" fo:font-weight="normal" officeooo:rsid="00366488" style:font-size-asian="9pt"/>
    </style:style>
    <style:style style:name="T18" style:family="text">
      <style:text-properties fo:font-variant="normal" fo:text-transform="none" fo:color="#7a7a7a" loext:opacity="100%" fo:font-family="Roboto, sans-serif" fo:font-size="10.5pt" fo:letter-spacing="normal" fo:font-style="normal" fo:font-weight="bold" officeooo:rsid="00366488" style:font-size-asian="9pt" loext:padding="0cm" loext:border="none"/>
    </style:style>
    <style:style style:name="T19" style:family="text">
      <style:text-properties fo:font-variant="normal" fo:text-transform="none" fo:color="#7a7a7a" loext:opacity="100%" fo:font-family="Roboto, sans-serif" fo:font-size="10.5pt" fo:letter-spacing="normal" fo:font-style="normal" fo:font-weight="bold" officeooo:rsid="0039d303" style:font-size-asian="9pt" loext:padding="0cm" loext:border="none"/>
    </style:style>
    <style:style style:name="T20" style:family="text">
      <style:text-properties fo:font-variant="normal" fo:text-transform="none" fo:color="#7a7a7a" loext:opacity="100%" fo:font-family="'Lucida Console'" style:font-family-generic="roman" style:font-pitch="variable" fo:font-size="9pt" fo:letter-spacing="normal" fo:font-style="normal" officeooo:rsid="00366488" style:font-size-asian="9pt"/>
    </style:style>
    <style:style style:name="T21" style:family="text">
      <style:text-properties fo:font-variant="normal" fo:text-transform="none" fo:color="#7a7a7a" loext:opacity="100%" fo:font-family="Roboto, sans-serif" fo:font-size="10.5pt" fo:letter-spacing="normal" fo:font-style="normal" fo:font-weight="normal" officeooo:rsid="00366488" style:font-size-asian="9pt" loext:padding="0cm" loext:border="none"/>
    </style:style>
    <style:style style:name="T22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66488" style:font-size-asian="9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4"><text:span text:style-name="Strong_20_Emphasis"><text:span text:style-name="T4">scenarios12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1">"&gt;&gt;&gt;</text:span></text:span><text:span text:style-name="Strong_20_Emphasis"><text:span text:style-name="T5">Paris respire</text:span></text:span><text:span text:style-name="Strong_20_Emphasis"><text:span text:style-name="T6">\n&gt;&gt;&gt;</text:span></text:span><text:span text:style-name="Strong_20_Emphasis"><text:span text:style-name="T5"> la Tour Eiffel veille sur son écrin de verdure. (Photo avril 2022)</text:span></text:span><text:span text:style-name="Strong_20_Emphasis"><text:span text:style-name="T6">"</text:span></text:span></text:p>
      <text:p text:style-name="P5"><text:span text:style-name="Strong_20_Emphasis"><text:span text:style-name="T1">"&gt;&gt;&gt;</text:span></text:span><text:span text:style-name="Strong_20_Emphasis"><text:span text:style-name="T7">Parc du Champ de Mars</text:span></text:span><text:span text:style-name="Strong_20_Emphasis"><text:span text:style-name="T6">\n&gt;&gt;&gt;</text:span></text:span><text:span text:style-name="Strong_20_Emphasis"><text:span text:style-name="T5"> </text:span></text:span><text:span text:style-name="Strong_20_Emphasis"><text:span text:style-name="T8">2 allée Adrienne-Lecouvreur, Paris 7</text:span></text:span><text:span text:style-name="Strong_20_Emphasis"><text:span text:style-name="T9">e</text:span></text:span><text:span text:style-name="Strong_20_Emphasis"><text:span text:style-name="T6">"</text:span></text:span></text:p>
      <text:p text:style-name="P5"><text:span text:style-name="Strong_20_Emphasis"><text:span text:style-name="T6">"&gt;&gt;&gt;</text:span></text:span><text:span text:style-name="Strong_20_Emphasis"><text:span text:style-name="T10">Le</text:span></text:span><text:span text:style-name="Strong_20_Emphasis"><text:span text:style-name="T7"> champ de Mars, du nom du dieu romain de la guerre, </text:span></text:span><text:span text:style-name="Strong_20_Emphasis"><text:span text:style-name="T10">était</text:span></text:span><text:span text:style-name="Strong_20_Emphasis"><text:span text:style-name="T7"> destiné aux manœuvres militaires</text:span></text:span><text:span text:style-name="Strong_20_Emphasis"><text:span text:style-name="T6">"</text:span></text:span></text:p>
      <text:p text:style-name="P6"><text:span text:style-name="Strong_20_Emphasis"><text:span text:style-name="T6">"&gt;&gt;&gt;</text:span></text:span><text:span text:style-name="Strong_20_Emphasis"><text:span text:style-name="T11">Cette promenade sous des</text:span></text:span><text:span text:style-name="Strong_20_Emphasis"><text:span text:style-name="T7"> arbres remarquables et centenaires </text:span></text:span><text:span text:style-name="Strong_20_Emphasis"><text:span text:style-name="T10">propose </text:span></text:span><text:span text:style-name="Strong_20_Emphasis"><text:span text:style-name="T12">24/24 h</text:span></text:span><text:span text:style-name="Strong_20_Emphasis"><text:span text:style-name="T6">\n&gt;&gt;&gt;</text:span></text:span><text:span text:style-name="Strong_20_Emphasis"><text:span text:style-name="T8">Manèges, </text:span></text:span><text:span text:style-name="T8">Tables de ping-pong, Points d'eau potable, Aire de jeux, Promenade à poney, Guignol</text:span><text:span text:style-name="Strong_20_Emphasis"><text:span text:style-name="T6">" </text:span></text:span></text:p>
      <text:p text:style-name="P4"><text:span text:style-name="Strong_20_Emphasis"><text:span text:style-name="T6"/></text:span></text:p>
      <text:p text:style-name="P7"><text:span text:style-name="Strong_20_Emphasis"><text:span text:style-name="T13">son explain-it-to-me-257505.mp3, happy-positive-energic-jazz-307939.mp3, mademoiselle-275980.mp3, midnight-stroll-happy-valentine-jazz-289654.mp3, unexpected-connection-strategy-risk-407229.mp3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image tour_eiffel.jpg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8"><text:span text:style-name="Strong_20_Emphasis"><text:span text:style-name="T14">scénario13</text:span></text:span></text:p>
      <text:p text:style-name="P8"><text:span text:style-name="Strong_20_Emphasis"><text:span text:style-name="T14"/></text:span></text:p>
      <text:p text:style-name="P9"><text:span text:style-name="Strong_20_Emphasis"><text:span text:style-name="T14"><text:s text:c="2"/>"&gt;&gt;&gt; Transmission activée…\n&gt;&gt;&gt; Véhicule </text:span></text:span><text:span text:style-name="Strong_20_Emphasis"><text:span text:style-name="T15">légendaire</text:span></text:span><text:span text:style-name="Strong_20_Emphasis"><text:span text:style-name="T14"> identifié : </text:span></text:span><text:a xlink:type="simple" xlink:href="https://de.wikipedia.org/wiki/Dodge_Charger" text:style-name="Internet_20_link" text:visited-style-name="Visited_20_Internet_20_Link"><text:span text:style-name="Strong_20_Emphasis"><text:span text:style-name="T16">Dodge Charger</text:span></text:span></text:a><text:span text:style-name="Strong_20_Emphasis"><text:span text:style-name="T14">"</text:span></text:span></text:p>
      <text:p text:style-name="P8"><text:span text:style-name="Strong_20_Emphasis"><text:span text:style-name="T14"/></text:span></text:p>
      <text:p text:style-name="P10"><text:span text:style-name="Strong_20_Emphasis"><text:span text:style-name="T14"><text:s text:c="2"/>"&gt;&gt;&gt; </text:span></text:span><text:span text:style-name="Strong_20_Emphasis"><text:span text:style-name="T15">L</text:span></text:span><text:span text:style-name="Strong_20_Emphasis"><text:span text:style-name="T17">a </text:span></text:span><text:span text:style-name="Strong_20_Emphasis"><text:span text:style-name="T18">Dodge Charger </text:span></text:span><text:span text:style-name="Strong_20_Emphasis"><text:span text:style-name="T19">de </text:span></text:span><text:span text:style-name="Strong_20_Emphasis"><text:span text:style-name="T18">1971 440 Magnum</text:span></text:span><text:span text:style-name="Strong_20_Emphasis"><text:span text:style-name="T20"> </text:span></text:span><text:span text:style-name="Strong_20_Emphasis"><text:span text:style-name="T17">est équipée d’un moteur </text:span></text:span><text:span text:style-name="Strong_20_Emphasis"><text:span text:style-name="T18">V8 de 7,2 litres</text:span></text:span><text:span text:style-name="Strong_20_Emphasis"><text:span text:style-name="T20"> </text:span></text:span><text:span text:style-name="Strong_20_Emphasis"><text:span text:style-name="T17">qui développe une puissance impressionnante de </text:span></text:span><text:span text:style-name="Strong_20_Emphasis"><text:span text:style-name="T18">375 chevaux</text:span></text:span><text:span text:style-name="Strong_20_Emphasis"><text:span text:style-name="T20"> </text:span></text:span><text:span text:style-name="Strong_20_Emphasis"><text:span text:style-name="T17">et un couple de </text:span></text:span><text:span text:style-name="Strong_20_Emphasis"><text:span text:style-name="T18">480 Nm</text:span></text:span><text:span text:style-name="Strong_20_Emphasis"><text:span text:style-name="T21">.</text:span></text:span><text:span text:style-name="Strong_20_Emphasis"><text:span text:style-name="T22">"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/></text:span></text:p>
      <text:p text:style-name="P8"><text:span text:style-name="Strong_20_Emphasis"><text:span text:style-name="T14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18T00:34:00.028239600</dc:date>
    <meta:editing-duration>PT6H45M20S</meta:editing-duration>
    <meta:editing-cycles>22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84" meta:word-count="1029" meta:character-count="7601" meta:non-whitespace-character-count="6589"/>
  </office:meta>
</office:document-meta>
</file>